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questEntity.writeRequest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questEntity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questEntity.isRepea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questEntity.XmlRequestEntity( Document xml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RequestEntity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